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3">Sub. Mens.</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
      <text:p text:style-name="P16">Toutefois, si votre prime est inférieure à la prime moyenne susmentionnée, votre assureur vous versera la différence avec la prime moyenne. Par contre, si votre prime est supérieure à la prime moyenne susmentionnée, la différence avec la prime moyenne est entièrement à votre charge.</text:p>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05T08:55:12.62</dc:date>
    <meta:print-date>2003-09-10T06:53:00</meta:print-date>
    <meta:editing-cycles>111</meta:editing-cycles>
    <meta:editing-duration>PT6H16M51S</meta:editing-duration>
    <meta:document-statistic meta:table-count="1" meta:image-count="0" meta:object-count="0" meta:page-count="1" meta:paragraph-count="21" meta:word-count="202" meta:character-count="137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